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261in"/>
    </style:style>
    <style:style style:name="co5" style:family="table-column">
      <style:table-column-properties fo:break-before="auto" style:column-width="1.3118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row table:style-name="ro1">
          <table:table-cell office:value-type="float" office:value="1000004" calcext:value-type="float">
            <text:p>1000004</text:p>
          </table:table-cell>
          <table:table-cell table:style-name="ce5" office:value-type="float" office:value="1000040" calcext:value-type="float">
            <text:p>1000040</text:p>
          </table:table-cell>
          <table:table-cell office:value-type="float" office:value="10000031" calcext:value-type="float">
            <text:p>10000031</text:p>
          </table:table-cell>
          <table:table-cell table:style-name="ce16" office:value-type="string" calcext:value-type="string">
            <text:p>AL.05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5" office:value-type="float" office:value="1000040" calcext:value-type="float">
            <text:p>1000040</text:p>
          </table:table-cell>
          <table:table-cell table:style-name="ce5" office:value-type="float" office:value="1000031" calcext:value-type="float">
            <text:p>1000031</text:p>
          </table:table-cell>
          <table:table-cell table:style-name="ce16" office:value-type="string" calcext:value-type="string">
            <text:p>AL.055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5" office:value-type="float" office:value="1000040" calcext:value-type="float">
            <text:p>1000040</text:p>
          </table:table-cell>
          <table:table-cell table:style-name="ce5" office:value-type="float" office:value="1000031" calcext:value-type="float">
            <text:p>1000031</text:p>
          </table:table-cell>
          <table:table-cell table:style-name="ce16" office:value-type="string" calcext:value-type="string">
            <text:p>AL.06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5" office:value-type="float" office:value="1000040" calcext:value-type="float">
            <text:p>1000040</text:p>
          </table:table-cell>
          <table:table-cell table:style-name="ce5" office:value-type="float" office:value="1000031" calcext:value-type="float">
            <text:p>1000031</text:p>
          </table:table-cell>
          <table:table-cell table:style-name="ce16" office:value-type="string" calcext:value-type="string">
            <text:p>AL.065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5" office:value-type="float" office:value="1000040" calcext:value-type="float">
            <text:p>1000040</text:p>
          </table:table-cell>
          <table:table-cell table:style-name="ce5" office:value-type="float" office:value="1000031" calcext:value-type="float">
            <text:p>1000031</text:p>
          </table:table-cell>
          <table:table-cell table:style-name="ce16" office:value-type="string" calcext:value-type="string">
            <text:p>AL.07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5" office:value-type="float" office:value="1000040" calcext:value-type="float">
            <text:p>1000040</text:p>
          </table:table-cell>
          <table:table-cell table:style-name="ce5" office:value-type="float" office:value="1000031" calcext:value-type="float">
            <text:p>1000031</text:p>
          </table:table-cell>
          <table:table-cell table:style-name="ce16" office:value-type="string" calcext:value-type="string">
            <text:p>AL.08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5" office:value-type="float" office:value="1000040" calcext:value-type="float">
            <text:p>1000040</text:p>
          </table:table-cell>
          <table:table-cell table:style-name="ce5" office:value-type="float" office:value="1000031" calcext:value-type="float">
            <text:p>1000031</text:p>
          </table:table-cell>
          <table:table-cell table:style-name="ce16" office:value-type="string" calcext:value-type="string">
            <text:p>AL.09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6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V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4:30:07.8210880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34:52.406902783</meta:creation-date>
    <dc:date>2024-08-09T14:30:25.776935471</dc:date>
    <meta:editing-duration>P1DT11H16M40S</meta:editing-duration>
    <meta:editing-cycles>178</meta:editing-cycles>
    <meta:generator>LibreOffice/7.0.4.2$Linux_X86_64 LibreOffice_project/00$Build-2</meta:generator>
    <meta:document-statistic meta:table-count="1" meta:cell-count="42" meta:object-count="0"/>
  </office:meta>
</office:document-meta>
</file>